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officeooo:rsid="002988fe" officeooo:paragraph-rsid="002988fe"/>
    </style:style>
    <style:style style:name="P3" style:family="paragraph" style:parent-style-name="Text_20_body" style:list-style-name="L1">
      <style:text-properties fo:font-weight="normal" officeooo:rsid="002b15b4" officeooo:paragraph-rsid="002c9610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39ce44" officeooo:paragraph-rsid="0039ce44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2e62a6" officeooo:paragraph-rsid="002e62a6" style:font-weight-asian="normal" style:font-weight-complex="normal"/>
    </style:style>
    <style:style style:name="P6" style:family="paragraph" style:parent-style-name="Text_20_body" style:list-style-name="L1">
      <style:text-properties officeooo:rsid="002988fe" officeooo:paragraph-rsid="002c9610"/>
    </style:style>
    <style:style style:name="P7" style:family="paragraph" style:parent-style-name="Text_20_body" style:list-style-name="L1">
      <style:text-properties officeooo:rsid="002988fe" officeooo:paragraph-rsid="002988fe"/>
    </style:style>
    <style:style style:name="P8" style:family="paragraph" style:parent-style-name="Text_20_body" style:list-style-name="L1">
      <style:text-properties fo:font-weight="bold" officeooo:rsid="002e62a6" officeooo:paragraph-rsid="002e62a6" style:font-weight-asian="bold" style:font-weight-complex="bold"/>
    </style:style>
    <style:style style:name="P9" style:family="paragraph" style:parent-style-name="Text_20_body" style:list-style-name="L1">
      <style:text-properties fo:color="#8b0000" fo:font-weight="normal" officeooo:rsid="0030c2a0" officeooo:paragraph-rsid="0030c2a0" style:font-weight-asian="normal" style:font-weight-complex="normal"/>
    </style:style>
    <style:style style:name="P10" style:family="paragraph" style:parent-style-name="Text_20_body" style:list-style-name="L1">
      <style:text-properties fo:color="#8b0000" fo:font-weight="normal" officeooo:rsid="0032468d" officeooo:paragraph-rsid="0032468d" style:font-weight-asian="normal" style:font-weight-complex="normal"/>
    </style:style>
    <style:style style:name="P11" style:family="paragraph" style:parent-style-name="Text_20_body" style:list-style-name="L1">
      <style:text-properties fo:color="#8b0000" fo:font-weight="normal" officeooo:rsid="00337627" officeooo:paragraph-rsid="00337627" style:font-weight-asian="normal" style:font-weight-complex="normal"/>
    </style:style>
    <style:style style:name="P12" style:family="paragraph" style:parent-style-name="Text_20_body" style:list-style-name="L1">
      <style:text-properties fo:color="#8b0000" fo:font-weight="normal" officeooo:rsid="003931c6" officeooo:paragraph-rsid="003931c6" style:font-weight-asian="normal" style:font-weight-complex="normal"/>
    </style:style>
    <style:style style:name="P13" style:family="paragraph" style:parent-style-name="Text_20_body" style:list-style-name="L1">
      <style:text-properties fo:color="#8b0000" fo:font-weight="normal" officeooo:rsid="003b8a80" officeooo:paragraph-rsid="003b8a80" style:font-weight-asian="normal" style:font-weight-complex="normal"/>
    </style:style>
    <style:style style:name="P14" style:family="paragraph" style:parent-style-name="Subtitle">
      <style:text-properties officeooo:rsid="0041d551" officeooo:paragraph-rsid="0041d551"/>
    </style:style>
    <style:style style:name="P15" style:family="paragraph" style:parent-style-name="Title" style:master-page-name="First_20_Page">
      <style:paragraph-properties style:page-number="auto"/>
      <style:text-properties officeooo:rsid="002988fe" officeooo:paragraph-rsid="002988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15b4" style:font-weight-asian="bold" style:font-weight-complex="bold"/>
    </style:style>
    <style:style style:name="T3" style:family="text">
      <style:text-properties fo:font-weight="bold" officeooo:rsid="003191ac" style:font-weight-asian="bold" style:font-weight-complex="bold"/>
    </style:style>
    <style:style style:name="T4" style:family="text">
      <style:text-properties fo:font-weight="bold" officeooo:rsid="00329dfb" style:font-weight-asian="bold" style:font-weight-complex="bold"/>
    </style:style>
    <style:style style:name="T5" style:family="text">
      <style:text-properties fo:font-weight="bold" officeooo:rsid="0035d7df" style:font-weight-asian="bold" style:font-weight-complex="bold"/>
    </style:style>
    <style:style style:name="T6" style:family="text">
      <style:text-properties fo:font-weight="bold" officeooo:rsid="0037a68e" style:font-weight-asian="bold" style:font-weight-complex="bold"/>
    </style:style>
    <style:style style:name="T7" style:family="text">
      <style:text-properties fo:font-weight="bold" officeooo:rsid="003a4904" style:font-weight-asian="bold" style:font-weight-complex="bold"/>
    </style:style>
    <style:style style:name="T8" style:family="text">
      <style:text-properties fo:font-weight="bold" officeooo:rsid="003a51af" style:font-weight-asian="bold" style:font-weight-complex="bold"/>
    </style:style>
    <style:style style:name="T9" style:family="text">
      <style:text-properties fo:font-weight="bold" officeooo:rsid="003eb05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ca7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iameter Increment Model</text:p>
      <text:p text:style-name="P14">From Old Attempt: May, 2019</text:p>
      <text:p text:style-name="P2"><text:span text:style-name="T11">RMSEs</text:span> from Training Data Only</text:p>
      <text:list xml:id="list4175666587" text:style-name="L1">
        <text:list-item>
          <text:p text:style-name="P3">Naive (guessing overall mean): <text:span text:style-name="T1">0.0454</text:span></text:p>
        </text:list-item>
        <text:list-item>
          <text:p text:style-name="P4">Weiskittel 2016 species specific: <text:span text:style-name="T1">0.0436 (cedar) to 0.0873 (r oak)</text:span></text:p>
        </text:list-item>
        <text:list-item>
          <text:p text:style-name="P3">Before BAL; discrete ordinal as numeric; NY &amp; NH; no CR: <text:span text:style-name="T1">0.03868</text:span></text:p>
        </text:list-item>
        <text:list-item>
          <text:p text:style-name="P3">Before BAL; discrete ordinal as numeric; NY only; using CR; KNN!:<text:span text:style-name="T1"> 0.03274</text:span></text:p>
        </text:list-item>
        <text:list-item>
          <text:p text:style-name="P6"><text:span text:style-name="T10">Before BAL; discrete ordinal as numeric; NY only; using CR: </text:span><text:span text:style-name="T2">0.03850</text:span></text:p>
        </text:list-item>
        <text:list-item>
          <text:p text:style-name="P7">After adding in poorly understood BAL; with discrete ordinal factors as numeric; NY only; using CR: <text:span text:style-name="T1">0.0417</text:span><text:span text:style-name="T2">0</text:span></text:p>
        </text:list-item>
        <text:list-item>
          <text:p text:style-name="P5">After adding in poorly understood BAL; with discrete ordinal factors as categorical; NY only; using CR: <text:span text:style-name="T1">0.04184</text:span></text:p>
          <text:p text:style-name="P8"/>
        </text:list-item>
        <text:list-item>
          <text:p text:style-name="P9">BAL problem undone; discrete ordinal as numeric; NY only; using CR: <text:span text:style-name="T1">0.</text:span><text:span text:style-name="T3">03837</text:span> </text:p>
        </text:list-item>
        <text:list-item>
          <text:p text:style-name="P10">as above, but excluding CR: <text:span text:style-name="T4">0.03868</text:span></text:p>
        </text:list-item>
        <text:list-item>
          <text:p text:style-name="P10">excluding crown class only: <text:span text:style-name="T5">0.03901</text:span></text:p>
        </text:list-item>
        <text:list-item>
          <text:p text:style-name="P10">excluding CR and crown class: <text:span text:style-name="T6">0.03923</text:span></text:p>
        </text:list-item>
        <text:list-item>
          <text:p text:style-name="P11">excluding stocking only: <text:span text:style-name="T7">0.03851</text:span></text:p>
        </text:list-item>
        <text:list-item>
          <text:p text:style-name="P12">excluding CR, crown class, and stocking: <text:span text:style-name="T8">0.03919</text:span></text:p>
        </text:list-item>
        <text:list-item>
          <text:p text:style-name="P13">excluding site class only: <text:span text:style-name="T9">0.0385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erpetua" fo:font-family="Perpetua" style:font-style-name="Regular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  <style:text-properties style:font-name="Perpetua" fo:font-family="Perpetu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Caption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.0799in" loext:contextual-spacing="false" style:writing-mode="page"/>
      <style:text-properties style:font-name="Perpetua2" fo:font-family="Perpetua" style:font-style-name="Bold" style:font-family-generic="roman" style:font-pitch="variable" fo:font-size="115%" fo:font-style="italic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Perpetua3" fo:font-family="Perpetua" style:font-style-name="Bold Italic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Perpetua2" fo:font-family="Perpetua" style:font-style-name="Bold" style:font-family-generic="roman" style:font-pitch="variable"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reak-after="page" style:writing-mode="page"/>
      <style:text-properties fo:color="#ffffff" fo:font-size="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in" fo:margin-bottom="0in" loext:contextual-spacing="false" style:page-number="auto" style:writing-mode="page"/>
      <style:text-properties fo:color="#ffffff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 style:writing-mode="page"/>
      <style:text-properties style:font-name="Perpetua2" fo:font-family="Perpetua" style:font-style-name="Bold" style:font-family-generic="roman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 style:master-page-name="">
      <style:paragraph-properties fo:text-align="center" style:justify-single-word="false" style:page-number="auto" fo:break-before="auto" fo:break-aft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Title" style:family="paragraph" style:parent-style-name="Heading" style:next-style-name="Text_20_body" style:class="chapter" style:master-page-name="">
      <style:paragraph-properties fo:margin-top="0in" fo:margin-bottom="0.0201in" loext:contextual-spacing="false" fo:text-align="center" style:justify-single-word="false" style:page-number="auto" style:writing-mode="page"/>
      <style:text-properties style:font-name="Perpetua2" fo:font-family="Perpetua" style:font-style-name="Bold" style:font-family-generic="roman" style:font-pitch="variable" fo:font-size="22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 style:writing-mode="page"/>
      <style:text-properties fo:font-size="14pt" fo:font-style="normal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BF article</dc:title>
    <meta:editing-duration>PT7H12M13S</meta:editing-duration>
    <meta:editing-cycles>20</meta:editing-cycles>
    <meta:generator>LibreOffice/5.4.6.2$Windows_X86_64 LibreOffice_project/4014ce260a04f1026ba855d3b8d91541c224eab8</meta:generator>
    <meta:creation-date>2019-05-14T07:22:21.850000000</meta:creation-date>
    <dc:date>2019-08-06T08:56:48.369000000</dc:date>
    <meta:document-statistic meta:table-count="0" meta:image-count="0" meta:object-count="0" meta:page-count="1" meta:paragraph-count="19" meta:word-count="158" meta:character-count="919" meta:non-whitespace-character-count="792"/>
    <meta:template xlink:type="simple" xlink:actuate="onRequest" xlink:title="PBF article" xlink:href="../../../AppData/Roaming/LibreOffice/4/user/template/PBF%20article.ott" meta:date="2019-05-14T07:22:21.415000000"/>
  </office:meta>
</office:document-meta>
</file>